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6d1" officeooo:paragraph-rsid="001036d1" fo:background-color="#ffff00"/>
    </style:style>
    <style:style style:name="P2" style:family="paragraph" style:parent-style-name="Standard">
      <style:text-properties officeooo:rsid="001036d1" officeooo:paragraph-rsid="001036d1" fo:background-color="transparent"/>
    </style:style>
    <style:style style:name="P3" style:family="paragraph" style:parent-style-name="Standard">
      <style:text-properties officeooo:rsid="001036d1" officeooo:paragraph-rsid="001036d1" fo:background-color="#ff66cc"/>
    </style:style>
    <style:style style:name="P4" style:family="paragraph" style:parent-style-name="Standard">
      <style:text-properties officeooo:rsid="001036d1" officeooo:paragraph-rsid="001036d1" fo:background-color="#00ffff"/>
    </style:style>
    <style:style style:name="P5" style:family="paragraph" style:parent-style-name="Standard">
      <style:text-properties officeooo:rsid="001371fd" officeooo:paragraph-rsid="001371fd" fo:background-color="#00ffff"/>
    </style:style>
    <style:style style:name="P6" style:family="paragraph" style:parent-style-name="Standard">
      <style:text-properties fo:font-style="italic" officeooo:rsid="001036d1" officeooo:paragraph-rsid="001036d1" fo:background-color="transparent" style:font-style-asian="italic" style:font-style-complex="italic"/>
    </style:style>
    <style:style style:name="P7" style:family="paragraph" style:parent-style-name="Standard">
      <style:text-properties fo:font-size="9pt" fo:font-style="italic" officeooo:rsid="001036d1" officeooo:paragraph-rsid="001036d1" fo:background-color="transparent" style:font-size-asian="9pt" style:font-style-asian="italic" style:font-size-complex="9pt" style:font-style-complex="italic"/>
    </style:style>
    <style:style style:name="P8" style:family="paragraph" style:parent-style-name="Standard">
      <style:text-properties fo:font-size="9pt" officeooo:rsid="001036d1" officeooo:paragraph-rsid="001036d1" fo:background-color="transparent" style:font-size-asian="9pt" style:font-size-complex="9pt"/>
    </style:style>
    <style:style style:name="P9" style:family="paragraph" style:parent-style-name="Standard">
      <style:text-properties fo:font-size="12pt" fo:font-style="normal" officeooo:rsid="001036d1" officeooo:paragraph-rsid="001036d1" fo:background-color="#99ffff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size="12pt" fo:font-style="normal" officeooo:rsid="001371fd" officeooo:paragraph-rsid="001371fd" fo:background-color="#00ffff" style:font-size-asian="12pt" style:font-style-asian="normal" style:font-size-complex="12pt" style:font-style-complex="normal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119c59"/>
    </style:style>
    <style:style style:name="T3" style:family="text">
      <style:text-properties fo:background-color="#ffcc00" loext:char-shading-value="0"/>
    </style:style>
    <style:style style:name="T4" style:family="text">
      <style:text-properties fo:background-color="#ff3333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background-color="#ffcc00" loext:char-shading-value="0" style:font-style-asian="normal" style:font-style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Installer git depuis terminal ou faire echo git pour savoir s’il est déjà installé</text:p>
      <text:p text:style-name="P5"/>
      <text:p text:style-name="P3">avotra@avotra-Latitude-E6410:~$ cd Documents</text:p>
      <text:p text:style-name="P3">avotra@avotra-Latitude-E6410:~/Documents$ cd formationsarcelle</text:p>
      <text:p text:style-name="P3">avotra@avotra-Latitude-E6410:~/Documents/formationsarcelle$ ls</text:p>
      <text:p text:style-name="P3">prairie</text:p>
      <text:p text:style-name="P3">avotra@avotra-Latitude-E6410:~/Documents/formationsarcelle$ cd prairie</text:p>
      <text:p text:style-name="P3">avotra@avotra-Latitude-E6410:~/Documents/formationsarcelle/prairie$ ls</text:p>
      <text:p text:style-name="P3">exercices <text:s/>notes <text:s/>supports</text:p>
      <text:p text:style-name="P3">avotra@avotra-Latitude-E6410:~/Documents/formationsarcelle/prairie$ cd exercicesavotra@avotra-Latitude-E6410:~/Documents/formationsarcelle/prairie/exercices$ lshtmlcss <text:s/>ligne de commandes J2</text:p>
      <text:p text:style-name="P3">avotra@avotra-Latitude-E6410:~/Documents/formationsarcelle/prairie/exercices$ cd htmlcss</text:p>
      <text:p text:style-name="P3">avotra@avotra-Latitude-E6410:~/Documents/formationsarcelle/prairie/exercices/htmlcss$ ls</text:p>
      <text:p text:style-name="P3">exo1 <text:s/>exo2 <text:s/>exo3</text:p>
      <text:p text:style-name="P3">avotra@avotra-Latitude-E6410:~/Documents/formationsarcelle/prairie/exercices/htmlcss$ cd exo<text:span text:style-name="T2">2</text:span></text:p>
      <text:p text:style-name="P3"/>
      <text:p text:style-name="P4">Créer exo<text:span text:style-name="T2">2 </text:span><text:s/>repository dans github</text:p>
      <text:p text:style-name="P2"><text:span text:style-name="T3">avotra@avotra-Latitude-E6410:~/Documents/formationsarcelle/prairie/exercices/htmlcss/exo2$ </text:span><text:span text:style-name="T1">git init</text:span></text:p>
      <text:p text:style-name="P7">Dépôt Git vide initialisé dans /home/avotra/Documents/formationsarcelle/prairie/exercices/htmlcss/exo2/.git/</text:p>
      <text:p text:style-name="P2"><text:span text:style-name="T3">avotra@avotra-Latitude-E6410:~/Documents/formationsarcelle/prairie/exercices/htmlcss/exo2$ </text:span><text:span text:style-name="T4">git status</text:span></text:p>
      <text:p text:style-name="P6">S<text:span text:style-name="T7">ur la branche master</text:span></text:p>
      <text:p text:style-name="P7">Validation initiale</text:p>
      <text:p text:style-name="P7">Fichiers non suivis:</text:p>
      <text:p text:style-name="P7"><text:s text:c="2"/>(utilisez "git add &lt;fichier&gt;..." pour inclure dans ce qui sera validé)</text:p>
      <text:p text:style-name="P7"/>
      <text:p text:style-name="P7"><text:tab/>index3.html</text:p>
      <text:p text:style-name="P7"/>
      <text:p text:style-name="P7">aucune modification ajoutée à la validation mais des fichiers non suivis sont présents (utilisez "git add" pour les suivre)</text:p>
      <text:p text:style-name="P2"><text:span text:style-name="T3">avotra@avotra-Latitude-E6410:~/Documents/formationsarcelle/prairie/exercices/htmlcss/exo2$</text:span> <text:span text:style-name="T1">git add *</text:span></text:p>
      <text:p text:style-name="P2"><text:span text:style-name="T3">avotra@avotra-Latitude-E6410:~/Documents/formationsarcelle/prairie/exercices/htmlcss/exo2$</text:span> <text:span text:style-name="T1">git commit -m "exo2"</text:span></text:p>
      <text:p text:style-name="P8">[<text:span text:style-name="T5">master (commit racine) 175898b] exo2</text:span></text:p>
      <text:p text:style-name="P7"><text:s/>1 file changed, 33 insertions(+)</text:p>
      <text:p text:style-name="P7"><text:s/>create mode 100644 index3.html</text:p>
      <text:p text:style-name="P6"><text:span text:style-name="T6">avotra@avotra-Latitude-E6410:~/Documents/formationsarcelle/prairie/exercices/htmlcss/exo2$</text:span> <text:span text:style-name="T1">git status</text:span></text:p>
      <text:p text:style-name="P7">Sur la branche master</text:p>
      <text:p text:style-name="P7">nothing to commit, working tree clean</text:p>
      <text:p text:style-name="P2"><text:span text:style-name="T3">avotra@avotra-Latitude-E6410:~/Documents/formationsarcelle/prairie/exercices/htmlcss/exo2$</text:span> <text:span text:style-name="T1">git remote add origin https://github.com/avotra68/exo2.git</text:span></text:p>
      <text:p text:style-name="P2"><text:span text:style-name="T3">avotra@avotra-Latitude-E6410:~/Documents/formationsarcelle/prairie/exercices/htmlcss/exo2$</text:span> <text:span text:style-name="T1">git push -u origin master</text:span></text:p>
      <text:p text:style-name="P7">Username for 'https://github.com': avotra68</text:p>
      <text:p text:style-name="P7">Password for 'https://avotra68@github.com': </text:p>
      <text:p text:style-name="P7">Décompte des objets: 3, fait.</text:p>
      <text:p text:style-name="P7">Delta compression using up to 4 threads.</text:p>
      <text:p text:style-name="P7">Compression des objets: 100% (2/2), fait.</text:p>
      <text:p text:style-name="P7">Écriture des objets: 100% (3/3), 778 bytes | 0 bytes/s, fait.</text:p>
      <text:p text:style-name="P7">Total 3 (delta 0), reused 0 (delta 0)</text:p>
      <text:p text:style-name="P7">To https://github.com/avotra68/exo2.git</text:p>
      <text:p text:style-name="P7"><text:s/>* [new branch] <text:s text:c="5"/>master -&gt; master</text:p>
      <text:p text:style-name="P2"><text:span text:style-name="T8">La branche master est paramétrée pour suivre la branche distante master depuis origin.</text:span></text:p>
      <text:p text:style-name="P9"><text:soft-page-break/></text:p>
      <text:p text:style-name="P10">Il reste à actualiser le compte github pour voir si les fichiers sont bien pushés dans le repository</text:p>
      <text:p text:style-name="P10">et ainsi de suite……………………..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4:58:43.326197000</meta:creation-date>
    <dc:date>2017-02-01T17:28:49.101755481</dc:date>
    <meta:editing-duration>PT1H39M24S</meta:editing-duration>
    <meta:editing-cycles>1</meta:editing-cycles>
    <meta:document-statistic meta:table-count="0" meta:image-count="0" meta:object-count="0" meta:page-count="2" meta:paragraph-count="45" meta:word-count="242" meta:character-count="2827" meta:non-whitespace-character-count="2612"/>
    <meta:generator>LibreOffice/5.2.2.2$Linux_x86 LibreOffice_project/20m0$Build-2</meta:generator>
  </office:meta>
</office:document-meta>
</file>